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1f9f" officeooo:paragraph-rsid="00111f9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5ac1" officeooo:paragraph-rsid="00135a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9a2e" officeooo:paragraph-rsid="000b9a2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3f84" officeooo:paragraph-rsid="000f3f8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5a2a" officeooo:paragraph-rsid="00155a2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55a2a" officeooo:paragraph-rsid="0018828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09cd" officeooo:paragraph-rsid="001909c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f559" officeooo:paragraph-rsid="0019f55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a03af" officeooo:paragraph-rsid="001a03a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b5032" officeooo:paragraph-rsid="001b5032" style:font-size-asian="10.5pt" style:font-weight-asian="bold" style:font-size-complex="12pt" style:font-weight-complex="bold"/>
    </style:style>
    <style:style style:name="T1" style:family="text">
      <style:text-properties fo:font-size="16pt" fo:font-weight="bold" officeooo:rsid="000b9a2e" style:font-size-asian="14pt" style:font-weight-asian="bold" style:font-size-complex="16pt" style:font-weight-complex="bold"/>
    </style:style>
    <style:style style:name="T2" style:family="text">
      <style:text-properties fo:font-weight="bold" officeooo:rsid="00135ac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1f9f" style:font-weight-asian="normal" style:font-weight-complex="normal"/>
    </style:style>
    <style:style style:name="T5" style:family="text">
      <style:text-properties fo:font-weight="normal" officeooo:rsid="00170a4e" style:font-weight-asian="normal" style:font-weight-complex="normal"/>
    </style:style>
    <style:style style:name="T6" style:family="text">
      <style:text-properties fo:font-weight="normal" officeooo:rsid="00188280" style:font-weight-asian="normal" style:font-weight-complex="normal"/>
    </style:style>
    <style:style style:name="T7" style:family="text">
      <style:text-properties fo:font-weight="normal" officeooo:rsid="001b7f98" style:font-weight-asian="normal" style:font-weight-complex="normal"/>
    </style:style>
    <style:style style:name="T8" style:family="text">
      <style:text-properties fo:font-weight="normal" officeooo:rsid="001cfab2" style:font-weight-asian="normal" style:font-weight-complex="normal"/>
    </style:style>
    <style:style style:name="T9" style:family="text">
      <style:text-properties officeooo:rsid="000f3f84"/>
    </style:style>
    <style:style style:name="T10" style:family="text">
      <style:text-properties officeooo:rsid="00111f9f"/>
    </style:style>
    <style:style style:name="T11" style:family="text">
      <style:text-properties officeooo:rsid="00127afa"/>
    </style:style>
    <style:style style:name="T12" style:family="text">
      <style:text-properties officeooo:rsid="00135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Variáveis e tipos Javascript – Anotações</text:span></text:p>
      <text:p text:style-name="P1"><text:span text:style-name="T1"/></text:p>
      <text:p text:style-name="P4">→<text:span text:style-name="T9"> </text:span>Atribuição de valores:</text:p>
      <text:p text:style-name="P4"/>
      <text:p text:style-name="P4">Camel Case: <text:span text:style-name="T3">algumaVariavelAqui</text:span></text:p>
      <text:p text:style-name="P4">Upper Case Snake Case: <text:span text:style-name="T3">ALGUMA_VARIAVEL_AQUI</text:span></text:p>
      <text:p text:style-name="P4">Snake Case: <text:span text:style-name="T3">alguma_variavel_aqui</text:span></text:p>
      <text:p text:style-name="P4">Kebab Case: <text:span text:style-name="T3">albuma-variavel-aqui</text:span></text:p>
      <text:p text:style-name="P5">Pascal Case: <text:span text:style-name="T3">AlgumaVariavelAqui</text:span></text:p>
      <text:p text:style-name="P5"><text:span text:style-name="T3"/></text:p>
      <text:p text:style-name="P5"/>
      <text:p text:style-name="P5">→ Variáveis:</text:p>
      <text:p text:style-name="P5"/>
      <text:p text:style-name="P5"><text:span text:style-name="T3">Escopo global: </text:span>var </text:p>
      <text:p text:style-name="P5"><text:span text:style-name="T3">Escopo de bloco: </text:span>let</text:p>
      <text:p text:style-name="P5"/>
      <text:p text:style-name="P5">hoisting: <text:span text:style-name="T3"><text:s/>atribuir um valor para uma variável antes de declarar ela (só funciona com </text:span>var<text:span text:style-name="T3">)</text:span></text:p>
      <text:p text:style-name="P5"><text:span text:style-name="T3"/></text:p>
      <text:p text:style-name="P5">Redeclaração: <text:span text:style-name="T3">só funciona com </text:span>var<text:span text:style-name="T3">.</text:span></text:p>
      <text:p text:style-name="P5">Reatribuição:<text:span text:style-name="T3"> funciona com ambos os tipos de variáveis. </text:span></text:p>
      <text:p text:style-name="P4"><text:span text:style-name="T3"/></text:p>
      <text:p text:style-name="P4"><text:span text:style-name="T3">→</text:span><text:span text:style-name="T4"> </text:span><text:span text:style-name="T10">Constantes</text:span></text:p>
      <text:p text:style-name="P4"/>
      <text:p text:style-name="P2">- Por convenção, são declaradas em SNAKE_UPPER_CASE</text:p>
      <text:p text:style-name="P2">- Tem escopo de bloco</text:p>
      <text:p text:style-name="P2">- Não faz hoisting</text:p>
      <text:p text:style-name="P2">- <text:span text:style-name="T11">Não pode ser redeclarada nem reatribuída</text:span></text:p>
      <text:p text:style-name="P2"/>
      <text:p text:style-name="P2"/>
      <text:p text:style-name="P2">→<text:span text:style-name="T12"> </text:span><text:span text:style-name="T2">Tipos</text:span></text:p>
      <text:p text:style-name="P2"><text:span text:style-name="T2"/></text:p>
      <text:p text:style-name="P3">Javascript é um linguagem de tipagem dinâmica e fraca.</text:p>
      <text:p text:style-name="P3"/>
      <text:p text:style-name="P6">Primitive Types:</text:p>
      <text:p text:style-name="P6"><text:span text:style-name="T3"><text:tab/>- </text:span><text:span text:style-name="T5">Não possuem métodos dentro deles</text:span></text:p>
      <text:p text:style-name="P7"><text:span text:style-name="T5"><text:tab/>- </text:span><text:span text:style-name="T6">numbers, strings, boolean, null, undefined</text:span></text:p>
      <text:p text:style-name="P7"><text:span text:style-name="T6"/></text:p>
      <text:p text:style-name="P8">Composite(compostos)/Non-primitive types:</text:p>
      <text:p text:style-name="P8"><text:span text:style-name="T3"><text:tab/>- objects, arrays</text:span></text:p>
      <text:p text:style-name="P8"><text:span text:style-name="T3"/></text:p>
      <text:p text:style-name="P8">Strings:</text:p>
      <text:p text:style-name="P8"><text:span text:style-name="T3"><text:tab/>- comumente utilizada para textos</text:span></text:p>
      <text:p text:style-name="P8"><text:span text:style-name="T3"><text:tab/>- valores declarados entre aspas ou cases: “” ‘’ <text:s/>``</text:span></text:p>
      <text:p text:style-name="P8"><text:span text:style-name="T3"/></text:p>
      <text:p text:style-name="P9">Numbers:</text:p>
      <text:p text:style-name="P9"><text:tab/><text:span text:style-name="T3">- inteiros parseInt() e decimais parseFloat()</text:span></text:p>
      <text:p text:style-name="P8"><text:span text:style-name="T3"/></text:p>
      <text:p text:style-name="P9">Booleans:</text:p>
      <text:p text:style-name="P9"><text:span text:style-name="T3"><text:tab/>- verdadeiro (true), falso (false)</text:span></text:p>
      <text:p text:style-name="P10"/>
      <text:p text:style-name="P10">Array:</text:p>
      <text:p text:style-name="P10"><text:span text:style-name="T3">- Lista iteráveis de elementos. []</text:span></text:p>
      <text:p text:style-name="P10"><text:soft-page-break/>Object:</text:p>
      <text:p text:style-name="P10"><text:span text:style-name="T3"><text:tab/>- Estrutura de chave e valor. {key: valor}</text:span></text:p>
      <text:p text:style-name="P10"><text:span text:style-name="T3"/></text:p>
      <text:p text:style-name="P11">Empty, Null e Undefined:</text:p>
      <text:p text:style-name="P11"><text:span text:style-name="T3"><text:tab/>- </text:span><text:span text:style-name="T7">Empty: foi inicializado mas não possui valor</text:span></text:p>
      <text:p text:style-name="P11"><text:span text:style-name="T7"><text:tab/>- Null, variável foi declarada mas de propósito o valor é Null</text:span></text:p>
      <text:p text:style-name="P11"><text:span text:style-name="T7"><text:tab/>- Undefined: valor sequer foi declarado, </text:span><text:span text:style-name="T8">valor</text:span><text:span text:style-name="T7"> indefini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20:52:28.458197826</meta:creation-date>
    <dc:date>2021-10-15T21:51:17.636272502</dc:date>
    <meta:editing-duration>PT48M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195" meta:character-count="1300" meta:non-whitespace-character-count="1128"/>
  </office:meta>
</office:document-meta>
</file>